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Ener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Febrer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20.55" calcext:value-type="float">
            <text:p>120,5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Marz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33.95" calcext:value-type="float">
            <text:p>133,9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450.3" calcext:value-type="float">
            <text:p>450,3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Abril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2.75" calcext:value-type="float">
            <text:p>42,7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4.2" calcext:value-type="float">
            <text:p>74,2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41.5" calcext:value-type="float">
            <text:p>141,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May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39.43" calcext:value-type="float">
            <text:p>39,43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40.75" calcext:value-type="float">
            <text:p>140,7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Juni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3.75" calcext:value-type="float">
            <text:p>43,7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80.6" calcext:value-type="float">
            <text:p>80,6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Juli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05.73" calcext:value-type="float">
            <text:p>105,73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Agosto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13.25" calcext:value-type="float">
            <text:p>113,2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Setiembre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7.75" calcext:value-type="float">
            <text:p>47,7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28.25" calcext:value-type="float">
            <text:p>128,2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Octubre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6.45" calcext:value-type="float">
            <text:p>46,4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20.98" calcext:value-type="float">
            <text:p>120,98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Noviembre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3.53" calcext:value-type="float">
            <text:p>43,53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76.25" calcext:value-type="float">
            <text:p>76,25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Percentiles</text:p>
          </table:table-cell>
          <table:table-cell table:style-name="ce2" office:value-type="string" calcext:value-type="string">
            <text:p>Lluvia acumulada Diciembre Prado <text:s/>(mm)</text:p>
          </table:table-cell>
        </table:table-row>
        <table:table-row table:style-name="ro1">
          <table:table-cell office:value-type="string" calcext:value-type="string">
            <text:p>Percentil 25%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Percentil 50%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Percentil 75%</text:p>
          </table:table-cell>
          <table:table-cell office:value-type="float" office:value="105.15" calcext:value-type="float">
            <text:p>105,15</text:p>
          </table:table-cell>
        </table:table-row>
        <table:table-row table:style-name="ro1">
          <table:table-cell office:value-type="string" calcext:value-type="string">
            <text:p>Percentil 100%</text:p>
          </table:table-cell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7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09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U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4:43:24.592000000</meta:creation-date>
    <dc:date>2022-11-30T15:01:54.056000000</dc:date>
    <meta:editing-duration>PT18M29S</meta:editing-duration>
    <meta:editing-cycles>1</meta:editing-cycles>
    <meta:document-statistic meta:table-count="1" meta:cell-count="120" meta:object-count="0"/>
    <meta:generator>LibreOffice/7.4.0.3$Windows_X86_64 LibreOffice_project/f85e47c08ddd19c015c0114a68350214f7066f5a</meta:generator>
  </office:meta>
</office:document-meta>
</file>